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C00000DAE000027111C63B817.svm"/>
  <manifest:file-entry manifest:media-type="" manifest:full-path="Pictures/2000005C000027110000270B8944F5B6.svm"/>
  <manifest:file-entry manifest:media-type="" manifest:full-path="Pictures/2000007800000DAE000027111171628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05cm" fo:padding-bottom="0.105cm" fo:padding-left="0.105cm" fo:padding-right="0.105cm"/>
    </style:style>
    <style:style style:name="gr2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-color="#ffffff" draw:textarea-horizontal-align="center" draw:textarea-vertical-align="middle" fo:padding-top="0.11cm" fo:padding-bottom="0.11cm" fo:padding-left="0.11cm" fo:padding-right="0.11cm"/>
    </style:style>
    <style:style style:name="gr4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_31_点鎖線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solid" draw:marker-start="Line_20_Arrow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solid" draw:stroke-dash="_32__20_Dots_20_1_20_Dash" draw:fill="none" draw:textarea-horizontal-align="center" draw:textarea-vertical-align="middle"/>
    </style:style>
    <style:style style:name="gr13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style-name="標準" style:font-family-generic="swiss" style:font-pitch="variable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3" style:family="paragraph">
      <style:paragraph-properties fo:text-align="center"/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10.5pt"/>
    </style:style>
    <style:style style:name="T1" style:family="text">
      <style:text-properties fo:font-family="'ＭＳ ゴシック'" style:font-family-generic="moder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2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T3" style:family="text">
      <style:text-properties fo:font-family="'ＭＳ 明朝'" style:font-family-generic="roma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4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3.8cm" svg:height="0.5cm" svg:x="1cm" svg:y="28.5cm">
          <text:p text:style-name="P1"><text:span text:style-name="T1">A</text:span></text:p>
        </draw:rect>
        <draw:rect draw:style-name="gr1" draw:text-style-name="P2" draw:layer="layout" svg:width="3.8cm" svg:height="0.5cm" svg:x="4.8cm" svg:y="28.5cm">
          <text:p text:style-name="P1"><text:span text:style-name="T1">B</text:span></text:p>
        </draw:rect>
        <draw:rect draw:style-name="gr1" draw:text-style-name="P2" draw:layer="layout" svg:width="3.8cm" svg:height="0.5cm" svg:x="8.6cm" svg:y="28.5cm">
          <text:p text:style-name="P1"><text:span text:style-name="T1">C</text:span></text:p>
        </draw:rect>
        <draw:rect draw:style-name="gr1" draw:text-style-name="P2" draw:layer="layout" svg:width="3.8cm" svg:height="0.5cm" svg:x="12.4cm" svg:y="28.5cm">
          <text:p text:style-name="P1"><text:span text:style-name="T1">D</text:span></text:p>
        </draw:rect>
        <draw:rect draw:style-name="gr1" draw:text-style-name="P2" draw:layer="layout" svg:width="3.8cm" svg:height="0.5cm" svg:x="16.2cm" svg:y="28.5cm">
          <text:p text:style-name="P1"><text:span text:style-name="T1">E</text:span></text:p>
        </draw:rect>
        <draw:rect draw:style-name="gr1" draw:text-style-name="P2" draw:layer="layout" svg:width="0.5cm" svg:height="5.5cm" svg:x="20cm" svg:y="1cm">
          <text:p text:style-name="P1"><text:span text:style-name="T1">1</text:span></text:p>
        </draw:rect>
        <draw:rect draw:style-name="gr1" draw:text-style-name="P2" draw:layer="layout" svg:width="0.5cm" svg:height="5.5cm" svg:x="20cm" svg:y="6.5cm">
          <text:p text:style-name="P1"><text:span text:style-name="T1">2</text:span></text:p>
        </draw:rect>
        <draw:rect draw:style-name="gr1" draw:text-style-name="P2" draw:layer="layout" svg:width="0.5cm" svg:height="5.5cm" svg:x="20cm" svg:y="12cm">
          <text:p text:style-name="P1"><text:span text:style-name="T1">3</text:span></text:p>
        </draw:rect>
        <draw:rect draw:style-name="gr1" draw:text-style-name="P2" draw:layer="layout" svg:width="0.5cm" svg:height="5.5cm" svg:x="20cm" svg:y="17.5cm">
          <text:p text:style-name="P1"><text:span text:style-name="T1">4</text:span></text:p>
        </draw:rect>
        <draw:rect draw:style-name="gr1" draw:text-style-name="P2" draw:layer="layout" svg:width="0.5cm" svg:height="5.5cm" svg:x="20cm" svg:y="23cm">
          <text:p text:style-name="P1"><text:span text:style-name="T1">5</text:span></text:p>
        </draw:rect>
        <draw:rect draw:style-name="gr1" draw:text-style-name="P2" draw:layer="layout" svg:width="3.8cm" svg:height="0.5cm" svg:x="1cm" svg:y="0.5cm">
          <text:p text:style-name="P1"><text:span text:style-name="T1">A</text:span></text:p>
        </draw:rect>
        <draw:rect draw:style-name="gr1" draw:text-style-name="P2" draw:layer="layout" svg:width="3.8cm" svg:height="0.5cm" svg:x="4.8cm" svg:y="0.5cm">
          <text:p text:style-name="P1"><text:span text:style-name="T1">B</text:span></text:p>
        </draw:rect>
        <draw:rect draw:style-name="gr1" draw:text-style-name="P2" draw:layer="layout" svg:width="3.8cm" svg:height="0.5cm" svg:x="8.6cm" svg:y="0.5cm">
          <text:p text:style-name="P1"><text:span text:style-name="T1">C</text:span></text:p>
        </draw:rect>
        <draw:rect draw:style-name="gr1" draw:text-style-name="P2" draw:layer="layout" svg:width="3.8cm" svg:height="0.5cm" svg:x="12.4cm" svg:y="0.5cm">
          <text:p text:style-name="P1"><text:span text:style-name="T1">D</text:span></text:p>
        </draw:rect>
        <draw:rect draw:style-name="gr1" draw:text-style-name="P2" draw:layer="layout" svg:width="3.8cm" svg:height="0.5cm" svg:x="16.2cm" svg:y="0.5cm">
          <text:p text:style-name="P1"><text:span text:style-name="T1">E</text:span></text:p>
        </draw:rect>
        <draw:rect draw:style-name="gr1" draw:text-style-name="P2" draw:layer="layout" svg:width="0.5cm" svg:height="5.5cm" svg:x="0.5cm" svg:y="1cm">
          <text:p text:style-name="P1"><text:span text:style-name="T1">1</text:span></text:p>
        </draw:rect>
        <draw:rect draw:style-name="gr1" draw:text-style-name="P2" draw:layer="layout" svg:width="0.5cm" svg:height="5.5cm" svg:x="0.5cm" svg:y="6.5cm">
          <text:p text:style-name="P1"><text:span text:style-name="T1">2</text:span></text:p>
        </draw:rect>
        <draw:rect draw:style-name="gr1" draw:text-style-name="P2" draw:layer="layout" svg:width="0.5cm" svg:height="5.5cm" svg:x="0.5cm" svg:y="12cm">
          <text:p text:style-name="P1"><text:span text:style-name="T1">3</text:span></text:p>
        </draw:rect>
        <draw:rect draw:style-name="gr1" draw:text-style-name="P2" draw:layer="layout" svg:width="0.5cm" svg:height="5.5cm" svg:x="0.5cm" svg:y="17.5cm">
          <text:p text:style-name="P1"><text:span text:style-name="T1">4</text:span></text:p>
        </draw:rect>
        <draw:rect draw:style-name="gr1" draw:text-style-name="P2" draw:layer="layout" svg:width="0.5cm" svg:height="5.5cm" svg:x="0.5cm" svg:y="23cm">
          <text:p text:style-name="P1"><text:span text:style-name="T1">5</text:span></text:p>
        </draw:rect>
        <draw:rect draw:style-name="gr2" draw:text-style-name="P1" draw:layer="layout" svg:width="19cm" svg:height="27.5cm" svg:x="1cm" svg:y="1cm">
          <text:p/>
        </draw:rect>
        <draw:rect draw:style-name="gr3" draw:text-style-name="P2" draw:layer="layout" svg:width="5cm" svg:height="0.5cm" svg:x="11cm" svg:y="28cm">
          <text:p text:style-name="P1"><text:span text:style-name="T1">改訂年月日：</text:span><text:span text:style-name="T2">---</text:span></text:p>
        </draw:rect>
        <draw:rect draw:style-name="gr3" draw:text-style-name="P2" draw:layer="layout" svg:width="5cm" svg:height="0.5cm" svg:x="6cm" svg:y="28cm">
          <text:p text:style-name="P1"><text:span text:style-name="T1">作成年月日：</text:span><text:span text:style-name="T3">2018</text:span><text:span text:style-name="T2">/05/30</text:span></text:p>
        </draw:rect>
        <draw:rect draw:style-name="gr3" draw:text-style-name="P2" draw:layer="layout" svg:width="2.5cm" svg:height="0.5cm" svg:x="17.5cm" svg:y="27.5cm">
          <text:p text:style-name="P1"><text:span text:style-name="T1">用紙：</text:span><text:span text:style-name="T2">A4</text:span></text:p>
        </draw:rect>
        <draw:rect draw:style-name="gr3" draw:text-style-name="P2" draw:layer="layout" svg:width="4cm" svg:height="0.5cm" svg:x="10cm" svg:y="27.5cm">
          <text:p text:style-name="P1"><text:span text:style-name="T1">改訂番号：</text:span><text:span text:style-name="T2">REV.01</text:span></text:p>
        </draw:rect>
        <draw:rect draw:style-name="gr3" draw:text-style-name="P3" draw:layer="layout" svg:width="4cm" svg:height="0.5cm" svg:x="16cm" svg:y="28cm">
          <text:p text:style-name="P1"><text:span text:style-name="T2">key@piot.jp</text:span></text:p>
        </draw:rect>
        <draw:rect draw:style-name="gr3" draw:text-style-name="P5" draw:layer="layout" svg:width="14cm" svg:height="1cm" svg:x="6cm" svg:y="26.5cm">
          <text:p text:style-name="P4"><text:span text:style-name="T4">カバートップキノコ</text:span></text:p>
        </draw:rect>
        <draw:rect draw:style-name="gr3" draw:text-style-name="P2" draw:layer="layout" svg:width="3.5cm" svg:height="0.5cm" svg:x="14cm" svg:y="27.5cm">
          <text:p text:style-name="P1"><text:span text:style-name="T1">縮尺：</text:span><text:span text:style-name="T2">---</text:span></text:p>
        </draw:rect>
        <draw:rect draw:style-name="gr3" draw:text-style-name="P2" draw:layer="layout" svg:width="4cm" svg:height="0.5cm" svg:x="6cm" svg:y="27.5cm">
          <text:p text:style-name="P1"><text:span text:style-name="T1">図番号：</text:span><text:span text:style-name="T1">ghf</text:span><text:span text:style-name="T2">-x009</text:span></text:p>
        </draw:rect>
        <draw:frame draw:style-name="gr4" draw:text-style-name="P1" draw:layer="layout" svg:width="10cm" svg:height="9.994cm" svg:x="3cm" svg:y="9.952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cm" svg:height="10cm" draw:transform="rotate (1.5707963267946) translate (3.001cm 7.5cm)">
          <draw:image xlink:href="Pictures/2000003C00000DAE000027111C63B817.svm" xlink:type="simple" xlink:show="embed" xlink:actuate="onLoad">
            <text:p/>
          </draw:image>
        </draw:frame>
        <draw:frame draw:style-name="gr4" draw:text-style-name="P1" draw:layer="layout" svg:width="9.1cm" svg:height="9.09cm" svg:x="3.449cm" svg:y="10.40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9cm" svg:height="8.99cm" svg:x="3.499cm" svg:y="10.45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01cm" svg:height="10cm" svg:x="15cm" svg:y="10cm">
          <draw:image xlink:href="Pictures/2000007800000DAE000027111171628B.svm" xlink:type="simple" xlink:show="embed" xlink:actuate="onLoad">
            <text:p/>
          </draw:image>
        </draw:frame>
        <draw:line draw:style-name="gr5" draw:text-style-name="P1" draw:layer="layout" svg:x1="8cm" svg:y1="9cm" svg:x2="8cm" svg:y2="21cm">
          <text:p/>
        </draw:line>
        <draw:frame draw:style-name="gr6" draw:layer="layout" svg:width="1cm" svg:height="0.963cm" svg:x="8.5cm" svg:y="8.537cm">
          <draw:text-box>
            <text:p>A</text:p>
          </draw:text-box>
        </draw:frame>
        <draw:frame draw:style-name="gr6" draw:layer="layout" svg:width="2cm" svg:height="1.598cm" svg:x="8cm" svg:y="20.5cm">
          <draw:text-box>
            <text:p>A'</text:p>
            <text:p/>
          </draw:text-box>
        </draw:frame>
        <draw:frame draw:style-name="gr7" draw:layer="layout" svg:width="3.5cm" svg:height="1.25cm" svg:x="14cm" svg:y="21.5cm">
          <draw:text-box>
            <text:p>A-A'断面</text:p>
          </draw:text-box>
        </draw:frame>
        <draw:line draw:style-name="gr8" draw:text-style-name="P1" draw:layer="layout" svg:x1="12.5cm" svg:y1="5.5cm" svg:x2="15cm" svg:y2="4cm">
          <text:p/>
        </draw:line>
        <draw:frame draw:style-name="gr9" draw:layer="layout" svg:width="4.5cm" svg:height="2.31cm" svg:x="15cm" svg:y="3cm">
          <draw:text-box>
            <text:p>楕円体</text:p>
            <text:p>長径内寸118</text:p>
            <text:p>扁平率50％</text:p>
          </draw:text-box>
        </draw:frame>
        <draw:frame draw:style-name="gr9" draw:text-style-name="P6" draw:layer="layout" svg:width="7cm" svg:height="2.096cm" svg:x="11.5cm" svg:y="24.25cm">
          <draw:text-box>
            <text:p><text:span text:style-name="T5">塩ビ　白　ｔ</text:span><text:span text:style-name="T5">0.3~1.0</text:span></text:p>
            <text:p><text:span text:style-name="T5">公差</text:span><text:span text:style-name="T5">JIS</text:span><text:span text:style-name="T5">　</text:span><text:span text:style-name="T5">C</text:span><text:span text:style-name="T5">級</text:span></text:p>
            <text:p><text:span text:style-name="T5"/></text:p>
            <text:p><text:span text:style-name="T5"><text:s text:c="36"/></text:span><text:span text:style-name="T5">単位　</text:span><text:span text:style-name="T5">mm</text:span></text:p>
          </draw:text-box>
        </draw:frame>
        <draw:line draw:style-name="gr10" draw:text-style-name="P1" draw:layer="layout" svg:x1="13.9cm" svg:y1="10.2cm" svg:x2="13.9cm" svg:y2="19.7cm">
          <text:p/>
        </draw:line>
        <draw:line draw:style-name="gr11" draw:text-style-name="P1" draw:layer="layout" svg:x1="15.6cm" svg:y1="10.1cm" svg:x2="13.1cm" svg:y2="10.1cm">
          <text:p/>
        </draw:line>
        <draw:line draw:style-name="gr11" draw:text-style-name="P1" draw:layer="layout" svg:x1="15.6cm" svg:y1="19.9cm" svg:x2="13.1cm" svg:y2="19.9cm">
          <text:p/>
        </draw:line>
        <draw:frame draw:style-name="gr6" draw:text-style-name="P7" draw:layer="layout" svg:width="3.5cm" svg:height="0.75cm" draw:transform="rotate (1.5707963267946) translate (13.25cm 16cm)">
          <draw:text-box>
            <text:p><text:span text:style-name="T6">118</text:span><text:span text:style-name="T6">　内寸</text:span></text:p>
          </draw:text-box>
        </draw:frame>
        <draw:line draw:style-name="gr5" draw:text-style-name="P1" draw:layer="layout" svg:x1="16cm" svg:y1="9cm" svg:x2="16cm" svg:y2="21cm">
          <text:p/>
        </draw:line>
        <draw:line draw:style-name="gr12" draw:text-style-name="P1" draw:layer="layout" svg:x1="15cm" svg:y1="20cm" svg:x2="15cm" svg:y2="21cm">
          <text:p/>
        </draw:line>
        <draw:line draw:style-name="gr5" draw:text-style-name="P1" draw:layer="layout" svg:x1="5.6cm" svg:y1="15cm" svg:x2="17.6cm" svg:y2="15cm">
          <text:p/>
        </draw:line>
        <draw:line draw:style-name="gr13" draw:text-style-name="P1" draw:layer="layout" svg:x1="13.5cm" svg:y1="20.5cm" svg:x2="15cm" svg:y2="20.5cm">
          <text:p/>
        </draw:line>
        <draw:line draw:style-name="gr13" draw:text-style-name="P1" draw:layer="layout" svg:x1="17cm" svg:y1="20.5cm" svg:x2="16cm" svg:y2="20.5cm">
          <text:p/>
        </draw:line>
        <draw:line draw:style-name="gr11" draw:text-style-name="P1" draw:layer="layout" svg:x1="15cm" svg:y1="20.5cm" svg:x2="16cm" svg:y2="20.5cm">
          <text:p/>
        </draw:line>
        <draw:frame draw:style-name="gr6" draw:text-style-name="P8" draw:layer="layout" svg:width="1cm" svg:height="0.75cm" svg:x="15cm" svg:y="20cm">
          <draw:text-box>
            <text:p><text:span text:style-name="T7">12</text:span></text:p>
          </draw:text-box>
        </draw:frame>
        <draw:line draw:style-name="gr12" draw:text-style-name="P1" draw:layer="layout" svg:x1="16cm" svg:y1="20cm" svg:x2="16cm" svg:y2="21cm">
          <text:p/>
        </draw:line>
        <draw:line draw:style-name="gr12" draw:text-style-name="P1" draw:layer="layout" svg:x1="18.456cm" svg:y1="15.015cm" svg:x2="18.456cm" svg:y2="21.015cm">
          <text:p/>
        </draw:line>
        <draw:line draw:style-name="gr13" draw:text-style-name="P1" draw:layer="layout" svg:x1="16.9cm" svg:y1="20.5cm" svg:x2="18.4cm" svg:y2="20.5cm">
          <text:p/>
        </draw:line>
        <draw:frame draw:style-name="gr6" draw:text-style-name="P8" draw:layer="layout" svg:width="1.3cm" svg:height="0.75cm" svg:x="16.7cm" svg:y="20cm">
          <draw:text-box>
            <text:p><text:span text:style-name="T7">29.5</text:span></text:p>
          </draw:text-box>
        </draw:frame>
        <draw:frame draw:style-name="gr6" draw:text-style-name="P8" draw:layer="layout" svg:width="1.8cm" svg:height="0.75cm" svg:x="16.7cm" svg:y="20.486cm">
          <draw:text-box>
            <text:p><text:span text:style-name="T8">内寸</text:span></text:p>
          </draw:text-box>
        </draw:frame>
        <draw:line draw:style-name="gr11" draw:text-style-name="P1" draw:layer="layout" svg:x1="15.5cm" svg:y1="19.5cm" svg:x2="14.4cm" svg:y2="19.5cm">
          <text:p/>
        </draw:line>
        <draw:line draw:style-name="gr11" draw:text-style-name="P1" draw:layer="layout" svg:x1="15.5cm" svg:y1="10.5cm" svg:x2="14.4cm" svg:y2="10.5cm">
          <text:p/>
        </draw:line>
        <draw:line draw:style-name="gr10" draw:text-style-name="P1" draw:layer="layout" svg:x1="14.7cm" svg:y1="10.5cm" svg:x2="14.7cm" svg:y2="19.5cm">
          <text:p/>
        </draw:line>
        <draw:frame draw:style-name="gr6" draw:text-style-name="P7" draw:layer="layout" svg:width="3.5cm" svg:height="0.75cm" draw:transform="rotate (1.5707963267946) translate (14.65cm 16cm)">
          <draw:text-box>
            <text:p><text:span text:style-name="T6">110</text:span><text:span text:style-name="T6">　内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1_点鎖線" draw:display-name="1点鎖線" draw:style="rect" draw:dots1="1" draw:dots1-length="0.45cm" draw:dots2="1" draw:distance="0.14cm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Bo</meta:initial-creator>
    <meta:creation-date>2011-09-12T17:09:59.75</meta:creation-date>
    <meta:editing-cycles>20</meta:editing-cycles>
    <meta:editing-duration>PT33M54S</meta:editing-duration>
    <dc:title>図枠テンプレート（A4縦）</dc:title>
    <meta:generator>OpenOffice/4.0.1$Win32 OpenOffice.org_project/401m5$Build-9714</meta:generator>
    <dc:date>2018-05-30T17:15:41.17</dc:date>
    <dc:creator>yoshida koji</dc:creator>
    <meta:document-statistic meta:object-count="61"/>
  </office:meta>
</office:document-meta>
</file>